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1.6252in"/>
    </style:style>
    <style:style style:name="co5" style:family="table-column">
      <style:table-column-properties fo:break-before="auto" style:column-width="2.1417in"/>
    </style:style>
    <style:style style:name="co6" style:family="table-column">
      <style:table-column-properties fo:break-before="auto" style:column-width="0.5701in"/>
    </style:style>
    <style:style style:name="co7" style:family="table-column">
      <style:table-column-properties fo:break-before="auto" style:column-width="4.433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ro4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2" table:default-cell-style-name="Default"/>
        <table:table-column table:style-name="co1" table:number-columns-repeated="1015" table:default-cell-style-name="ce1"/>
        <table:table-row table:style-name="ro3"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hetrd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trd.f</text:p>
          </table:table-cell>
          <table:table-cell office:value-type="float" office:value="6">
            <text:p>6</text:p>
          </table:table-cell>
          <table:table-cell office:value-type="string">
            <text:p>reduction to tridiagonal form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z</text:p>
          </table:table-cell>
          <table:table-cell office:value-type="string">
            <text:p>hetrd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trd.f</text:p>
          </table:table-cell>
          <table:table-cell office:value-type="float" office:value="6">
            <text:p>6</text:p>
          </table:table-cell>
          <table:table-cell office:value-type="string">
            <text:p>reduction to tridiagonal form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hbtrd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/chbtrd.f</text:p>
          </table:table-cell>
          <table:table-cell office:value-type="float" office:value="6">
            <text:p>6</text:p>
          </table:table-cell>
          <table:table-cell office:value-type="string">
            <text:p>reduction to tridiagonal form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hbtrd</text:p>
          </table:table-cell>
          <table:table-cell office:value-type="string">
            <text:p>Hermitian</text:p>
          </table:table-cell>
          <table:table-cell office:value-type="string">
            <text:p>banded</text:p>
          </table:table-cell>
          <table:table-cell office:value-type="string">
            <text:p>http://www.netlib.org/lapack/complex16/zhbtrd.f</text:p>
          </table:table-cell>
          <table:table-cell office:value-type="float" office:value="6">
            <text:p>6</text:p>
          </table:table-cell>
          <table:table-cell office:value-type="string">
            <text:p>reduction to tridiagonal form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string">
            <text:p>hptrd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trd.f</text:p>
          </table:table-cell>
          <table:table-cell office:value-type="float" office:value="6">
            <text:p>6</text:p>
          </table:table-cell>
          <table:table-cell office:value-type="string">
            <text:p>reduction to tridiagonal form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z</text:p>
          </table:table-cell>
          <table:table-cell office:value-type="string">
            <text:p>hptrd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trd.f</text:p>
          </table:table-cell>
          <table:table-cell office:value-type="float" office:value="6">
            <text:p>6</text:p>
          </table:table-cell>
          <table:table-cell office:value-type="string">
            <text:p>reduction to tridiagonal form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s</text:p>
          </table:table-cell>
          <table:table-cell office:value-type="string">
            <text:p>sytrd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trd.f</text:p>
          </table:table-cell>
          <table:table-cell office:value-type="float" office:value="6">
            <text:p>6</text:p>
          </table:table-cell>
          <table:table-cell office:value-type="string">
            <text:p>reduction to tridiagonal form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sytrd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trd.f</text:p>
          </table:table-cell>
          <table:table-cell office:value-type="float" office:value="6">
            <text:p>6</text:p>
          </table:table-cell>
          <table:table-cell office:value-type="string">
            <text:p>reduction to tridiagonal form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string">
            <text:p>sbtrd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single/ssbtrd.f</text:p>
          </table:table-cell>
          <table:table-cell office:value-type="float" office:value="6">
            <text:p>6</text:p>
          </table:table-cell>
          <table:table-cell office:value-type="string">
            <text:p>reduction to tridiagonal form</text:p>
          </table:table-cell>
          <table:table-cell office:value-type="float" office:value="9">
            <text:p>9</text:p>
          </table:table-cell>
          <table:table-cell table:number-columns-repeated="1015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sbtrd</text:p>
          </table:table-cell>
          <table:table-cell office:value-type="string">
            <text:p>symmetric</text:p>
          </table:table-cell>
          <table:table-cell office:value-type="string">
            <text:p>banded</text:p>
          </table:table-cell>
          <table:table-cell office:value-type="string">
            <text:p>http://www.netlib.org/lapack/double/dsbtrd.f</text:p>
          </table:table-cell>
          <table:table-cell office:value-type="float" office:value="6">
            <text:p>6</text:p>
          </table:table-cell>
          <table:table-cell office:value-type="string">
            <text:p>reduction to tridiagonal form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s</text:p>
          </table:table-cell>
          <table:table-cell office:value-type="string">
            <text:p>sptrd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trd.f</text:p>
          </table:table-cell>
          <table:table-cell office:value-type="float" office:value="6">
            <text:p>6</text:p>
          </table:table-cell>
          <table:table-cell office:value-type="string">
            <text:p>reduction to tridiagonal form</text:p>
          </table:table-cell>
          <table:table-cell office:value-type="float" office:value="11">
            <text:p>11</text:p>
          </table:table-cell>
          <table:table-cell table:number-columns-repeated="1015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d</text:p>
          </table:table-cell>
          <table:table-cell office:value-type="string">
            <text:p>sptrd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trd.f</text:p>
          </table:table-cell>
          <table:table-cell office:value-type="float" office:value="6">
            <text:p>6</text:p>
          </table:table-cell>
          <table:table-cell office:value-type="string">
            <text:p>reduction to tridiagonal form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s</text:p>
          </table:table-cell>
          <table:table-cell office:value-type="string">
            <text:p>orgtr</text:p>
          </table:table-cell>
          <table:table-cell office:value-type="string">
            <text:p>orthogonal</text:p>
          </table:table-cell>
          <table:table-cell office:value-type="string">
            <text:p>full</text:p>
          </table:table-cell>
          <table:table-cell office:value-type="string">
            <text:p>http://www.netlib.org/lapack/single/sorgtr.f</text:p>
          </table:table-cell>
          <table:table-cell office:value-type="float" office:value="6">
            <text:p>6</text:p>
          </table:table-cell>
          <table:table-cell office:value-type="string">
            <text:p>generate matrix after -trd</text:p>
          </table:table-cell>
          <table:table-cell office:value-type="float" office:value="13">
            <text:p>13</text:p>
          </table:table-cell>
          <table:table-cell table:number-columns-repeated="1015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orgtr</text:p>
          </table:table-cell>
          <table:table-cell office:value-type="string">
            <text:p>orthogonal</text:p>
          </table:table-cell>
          <table:table-cell office:value-type="string">
            <text:p>full</text:p>
          </table:table-cell>
          <table:table-cell office:value-type="string">
            <text:p>http://www.netlib.org/lapack/double/dorgtr.f</text:p>
          </table:table-cell>
          <table:table-cell office:value-type="float" office:value="6">
            <text:p>6</text:p>
          </table:table-cell>
          <table:table-cell office:value-type="string">
            <text:p>generate matrix after -trd</text:p>
          </table:table-cell>
          <table:table-cell office:value-type="float" office:value="14">
            <text:p>14</text:p>
          </table:table-cell>
          <table:table-cell table:number-columns-repeated="1015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s</text:p>
          </table:table-cell>
          <table:table-cell office:value-type="string">
            <text:p>opgtr</text:p>
          </table:table-cell>
          <table:table-cell office:value-type="string">
            <text:p>orthogonal</text:p>
          </table:table-cell>
          <table:table-cell office:value-type="string">
            <text:p>packed</text:p>
          </table:table-cell>
          <table:table-cell office:value-type="string">
            <text:p>http://www.netlib.org/lapack/single/sopgtr.f</text:p>
          </table:table-cell>
          <table:table-cell office:value-type="float" office:value="6">
            <text:p>6</text:p>
          </table:table-cell>
          <table:table-cell office:value-type="string">
            <text:p>generate matrix after -trd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d</text:p>
          </table:table-cell>
          <table:table-cell office:value-type="string">
            <text:p>opgtr</text:p>
          </table:table-cell>
          <table:table-cell office:value-type="string">
            <text:p>orthogonal</text:p>
          </table:table-cell>
          <table:table-cell office:value-type="string">
            <text:p>packed</text:p>
          </table:table-cell>
          <table:table-cell office:value-type="string">
            <text:p>http://www.netlib.org/lapack/double/dopgtr.f</text:p>
          </table:table-cell>
          <table:table-cell office:value-type="float" office:value="6">
            <text:p>6</text:p>
          </table:table-cell>
          <table:table-cell office:value-type="string">
            <text:p>generate matrix after -trd</text:p>
          </table:table-cell>
          <table:table-cell office:value-type="float" office:value="16">
            <text:p>16</text:p>
          </table:table-cell>
          <table:table-cell table:number-columns-repeated="1015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c</text:p>
          </table:table-cell>
          <table:table-cell office:value-type="string">
            <text:p>ungtr</text:p>
          </table:table-cell>
          <table:table-cell office:value-type="string">
            <text:p>unitary</text:p>
          </table:table-cell>
          <table:table-cell office:value-type="string">
            <text:p>full</text:p>
          </table:table-cell>
          <table:table-cell office:value-type="string">
            <text:p>http://www.netlib.org/lapack/complex/cungtr.f</text:p>
          </table:table-cell>
          <table:table-cell office:value-type="float" office:value="6">
            <text:p>6</text:p>
          </table:table-cell>
          <table:table-cell office:value-type="string">
            <text:p>generate matrix after -trd</text:p>
          </table:table-cell>
          <table:table-cell office:value-type="float" office:value="17">
            <text:p>17</text:p>
          </table:table-cell>
          <table:table-cell table:number-columns-repeated="1015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z</text:p>
          </table:table-cell>
          <table:table-cell office:value-type="string">
            <text:p>ungtr</text:p>
          </table:table-cell>
          <table:table-cell office:value-type="string">
            <text:p>unitary</text:p>
          </table:table-cell>
          <table:table-cell office:value-type="string">
            <text:p>full</text:p>
          </table:table-cell>
          <table:table-cell office:value-type="string">
            <text:p>http://www.netlib.org/lapack/complex16/zungtr.f</text:p>
          </table:table-cell>
          <table:table-cell office:value-type="float" office:value="6">
            <text:p>6</text:p>
          </table:table-cell>
          <table:table-cell office:value-type="string">
            <text:p>generate matrix after -trd</text:p>
          </table:table-cell>
          <table:table-cell office:value-type="float" office:value="18">
            <text:p>18</text:p>
          </table:table-cell>
          <table:table-cell table:number-columns-repeated="1015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upgtr</text:p>
          </table:table-cell>
          <table:table-cell office:value-type="string">
            <text:p>unitary</text:p>
          </table:table-cell>
          <table:table-cell office:value-type="string">
            <text:p>double/</text:p>
          </table:table-cell>
          <table:table-cell office:value-type="string">
            <text:p>http://www.netlib.org/lapack/complex/cupgtr.f</text:p>
          </table:table-cell>
          <table:table-cell office:value-type="float" office:value="6">
            <text:p>6</text:p>
          </table:table-cell>
          <table:table-cell office:value-type="string">
            <text:p>generate matrix after -trd</text:p>
          </table:table-cell>
          <table:table-cell office:value-type="float" office:value="19">
            <text:p>19</text:p>
          </table:table-cell>
          <table:table-cell table:number-columns-repeated="1015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z</text:p>
          </table:table-cell>
          <table:table-cell office:value-type="string">
            <text:p>upgtr</text:p>
          </table:table-cell>
          <table:table-cell office:value-type="string">
            <text:p>unitary</text:p>
          </table:table-cell>
          <table:table-cell office:value-type="string">
            <text:p>packed</text:p>
          </table:table-cell>
          <table:table-cell office:value-type="string">
            <text:p>http://www.netlib.org/lapack/complex16/zupgtr.f</text:p>
          </table:table-cell>
          <table:table-cell office:value-type="float" office:value="6">
            <text:p>6</text:p>
          </table:table-cell>
          <table:table-cell office:value-type="string">
            <text:p>generate matrix after -trd</text:p>
          </table:table-cell>
          <table:table-cell office:value-type="float" office:value="20">
            <text:p>20</text:p>
          </table:table-cell>
          <table:table-cell table:number-columns-repeated="1015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s</text:p>
          </table:table-cell>
          <table:table-cell office:value-type="string">
            <text:p>ormtr</text:p>
          </table:table-cell>
          <table:table-cell office:value-type="string">
            <text:p>orthogonal</text:p>
          </table:table-cell>
          <table:table-cell office:value-type="string">
            <text:p>full</text:p>
          </table:table-cell>
          <table:table-cell office:value-type="string">
            <text:p>http://www.netlib.org/lapack/single/sormtr.f</text:p>
          </table:table-cell>
          <table:table-cell office:value-type="float" office:value="6">
            <text:p>6</text:p>
          </table:table-cell>
          <table:table-cell office:value-type="string">
            <text:p>multiply by matrix after -trd</text:p>
          </table:table-cell>
          <table:table-cell office:value-type="float" office:value="21">
            <text:p>21</text:p>
          </table:table-cell>
          <table:table-cell table:number-columns-repeated="1015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d</text:p>
          </table:table-cell>
          <table:table-cell office:value-type="string">
            <text:p>ormtr</text:p>
          </table:table-cell>
          <table:table-cell office:value-type="string">
            <text:p>orthogonal</text:p>
          </table:table-cell>
          <table:table-cell office:value-type="string">
            <text:p>full</text:p>
          </table:table-cell>
          <table:table-cell office:value-type="string">
            <text:p>http://www.netlib.org/lapack/double/dormtr.f</text:p>
          </table:table-cell>
          <table:table-cell office:value-type="float" office:value="6">
            <text:p>6</text:p>
          </table:table-cell>
          <table:table-cell office:value-type="string">
            <text:p>multiply by matrix after -trd</text:p>
          </table:table-cell>
          <table:table-cell office:value-type="float" office:value="22">
            <text:p>22</text:p>
          </table:table-cell>
          <table:table-cell table:number-columns-repeated="1015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s</text:p>
          </table:table-cell>
          <table:table-cell office:value-type="string">
            <text:p>opmtr</text:p>
          </table:table-cell>
          <table:table-cell office:value-type="string">
            <text:p>orthogonal</text:p>
          </table:table-cell>
          <table:table-cell office:value-type="string">
            <text:p>packed</text:p>
          </table:table-cell>
          <table:table-cell office:value-type="string">
            <text:p>http://www.netlib.org/lapack/single/sopmtr.f</text:p>
          </table:table-cell>
          <table:table-cell office:value-type="float" office:value="6">
            <text:p>6</text:p>
          </table:table-cell>
          <table:table-cell office:value-type="string">
            <text:p>multiply by matrix after -trd</text:p>
          </table:table-cell>
          <table:table-cell office:value-type="float" office:value="23">
            <text:p>23</text:p>
          </table:table-cell>
          <table:table-cell table:number-columns-repeated="1015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d</text:p>
          </table:table-cell>
          <table:table-cell office:value-type="string">
            <text:p>opmtr</text:p>
          </table:table-cell>
          <table:table-cell office:value-type="string">
            <text:p>orthogonal</text:p>
          </table:table-cell>
          <table:table-cell office:value-type="string">
            <text:p>packed</text:p>
          </table:table-cell>
          <table:table-cell office:value-type="string">
            <text:p>http://www.netlib.org/lapack/double/dopmtr.f</text:p>
          </table:table-cell>
          <table:table-cell office:value-type="float" office:value="6">
            <text:p>6</text:p>
          </table:table-cell>
          <table:table-cell office:value-type="string">
            <text:p>multiply by matrix after -trd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c</text:p>
          </table:table-cell>
          <table:table-cell office:value-type="string">
            <text:p>unmtr</text:p>
          </table:table-cell>
          <table:table-cell office:value-type="string">
            <text:p>unitary</text:p>
          </table:table-cell>
          <table:table-cell office:value-type="string">
            <text:p>full</text:p>
          </table:table-cell>
          <table:table-cell office:value-type="string">
            <text:p>http://www.netlib.org/lapack/complex/cunmtr.f</text:p>
          </table:table-cell>
          <table:table-cell office:value-type="float" office:value="6">
            <text:p>6</text:p>
          </table:table-cell>
          <table:table-cell office:value-type="string">
            <text:p>multiply by matrix after -trd</text:p>
          </table:table-cell>
          <table:table-cell office:value-type="float" office:value="25">
            <text:p>25</text:p>
          </table:table-cell>
          <table:table-cell table:number-columns-repeated="1015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z</text:p>
          </table:table-cell>
          <table:table-cell office:value-type="string">
            <text:p>unmtr</text:p>
          </table:table-cell>
          <table:table-cell office:value-type="string">
            <text:p>unitary</text:p>
          </table:table-cell>
          <table:table-cell office:value-type="string">
            <text:p>full</text:p>
          </table:table-cell>
          <table:table-cell office:value-type="string">
            <text:p>http://www.netlib.org/lapack/complex16/zunmtr.f</text:p>
          </table:table-cell>
          <table:table-cell office:value-type="float" office:value="6">
            <text:p>6</text:p>
          </table:table-cell>
          <table:table-cell office:value-type="string">
            <text:p>multiply by matrix after -trd</text:p>
          </table:table-cell>
          <table:table-cell office:value-type="float" office:value="26">
            <text:p>26</text:p>
          </table:table-cell>
          <table:table-cell table:number-columns-repeated="1015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office:value-type="string">
            <text:p>upmtr</text:p>
          </table:table-cell>
          <table:table-cell office:value-type="string">
            <text:p>unitary</text:p>
          </table:table-cell>
          <table:table-cell office:value-type="string">
            <text:p>packed</text:p>
          </table:table-cell>
          <table:table-cell office:value-type="string">
            <text:p>http://www.netlib.org/lapack/complex/cupmtr.f</text:p>
          </table:table-cell>
          <table:table-cell office:value-type="float" office:value="6">
            <text:p>6</text:p>
          </table:table-cell>
          <table:table-cell office:value-type="string">
            <text:p>multiply by matrix after -trd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z</text:p>
          </table:table-cell>
          <table:table-cell office:value-type="string">
            <text:p>upmtr</text:p>
          </table:table-cell>
          <table:table-cell office:value-type="string">
            <text:p>unitary</text:p>
          </table:table-cell>
          <table:table-cell office:value-type="string">
            <text:p>packed</text:p>
          </table:table-cell>
          <table:table-cell office:value-type="string">
            <text:p>http://www.netlib.org/lapack/complex16/zupmtr.f</text:p>
          </table:table-cell>
          <table:table-cell office:value-type="float" office:value="6">
            <text:p>6</text:p>
          </table:table-cell>
          <table:table-cell office:value-type="string">
            <text:p>multiply by matrix after -trd</text:p>
          </table:table-cell>
          <table:table-cell office:value-type="float" office:value="28">
            <text:p>28</text:p>
          </table:table-cell>
          <table:table-cell table:number-columns-repeated="1015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s</text:p>
          </table:table-cell>
          <table:table-cell office:value-type="string">
            <text:p>steqr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steqr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implicitly shifted QR</text:p>
          </table:table-cell>
          <table:table-cell office:value-type="float" office:value="29">
            <text:p>29</text:p>
          </table:table-cell>
          <table:table-cell table:number-columns-repeated="1015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d</text:p>
          </table:table-cell>
          <table:table-cell office:value-type="string">
            <text:p>steqr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steqr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implicitly shifted QR</text:p>
          </table:table-cell>
          <table:table-cell office:value-type="float" office:value="30">
            <text:p>30</text:p>
          </table:table-cell>
          <table:table-cell table:number-columns-repeated="1015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c</text:p>
          </table:table-cell>
          <table:table-cell office:value-type="string">
            <text:p>steqr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steqr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implicitly shifted QR</text:p>
          </table:table-cell>
          <table:table-cell office:value-type="float" office:value="31">
            <text:p>31</text:p>
          </table:table-cell>
          <table:table-cell table:number-columns-repeated="1015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z</text:p>
          </table:table-cell>
          <table:table-cell office:value-type="string">
            <text:p>steqr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steqr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implicitly shifted QR</text:p>
          </table:table-cell>
          <table:table-cell office:value-type="float" office:value="32">
            <text:p>32</text:p>
          </table:table-cell>
          <table:table-cell table:number-columns-repeated="1015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s</text:p>
          </table:table-cell>
          <table:table-cell office:value-type="string">
            <text:p>pteqr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pteqr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Cholesky and bidiagonal QR</text:p>
          </table:table-cell>
          <table:table-cell office:value-type="float" office:value="33">
            <text:p>33</text:p>
          </table:table-cell>
          <table:table-cell table:number-columns-repeated="1015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d</text:p>
          </table:table-cell>
          <table:table-cell office:value-type="string">
            <text:p>pteqr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pteqr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Cholesky and bidiagonal QR</text:p>
          </table:table-cell>
          <table:table-cell office:value-type="float" office:value="34">
            <text:p>34</text:p>
          </table:table-cell>
          <table:table-cell table:number-columns-repeated="1015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c</text:p>
          </table:table-cell>
          <table:table-cell office:value-type="string">
            <text:p>pteqr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pteqr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Cholesky and bidiagonal QR</text:p>
          </table:table-cell>
          <table:table-cell office:value-type="float" office:value="35">
            <text:p>35</text:p>
          </table:table-cell>
          <table:table-cell table:number-columns-repeated="1015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z</text:p>
          </table:table-cell>
          <table:table-cell office:value-type="string">
            <text:p>pteqr</text:p>
          </table:table-cell>
          <table:table-cell office:value-type="string">
            <text:p>SPD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pteqr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Cholesky and bidiagonal QR</text:p>
          </table:table-cell>
          <table:table-cell office:value-type="float" office:value="36">
            <text:p>36</text:p>
          </table:table-cell>
          <table:table-cell table:number-columns-repeated="1015"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s</text:p>
          </table:table-cell>
          <table:table-cell office:value-type="string">
            <text:p>sterf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sterf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square-root free QR</text:p>
          </table:table-cell>
          <table:table-cell office:value-type="float" office:value="37">
            <text:p>37</text:p>
          </table:table-cell>
          <table:table-cell table:number-columns-repeated="1015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d</text:p>
          </table:table-cell>
          <table:table-cell office:value-type="string">
            <text:p>sterf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sterf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square-root free QR</text:p>
          </table:table-cell>
          <table:table-cell office:value-type="float" office:value="38">
            <text:p>38</text:p>
          </table:table-cell>
          <table:table-cell table:number-columns-repeated="1015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s</text:p>
          </table:table-cell>
          <table:table-cell office:value-type="string">
            <text:p>stedc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stedc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divided and conquer</text:p>
          </table:table-cell>
          <table:table-cell office:value-type="float" office:value="39">
            <text:p>39</text:p>
          </table:table-cell>
          <table:table-cell table:number-columns-repeated="1015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d</text:p>
          </table:table-cell>
          <table:table-cell office:value-type="string">
            <text:p>stedc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stedc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divided and conquer</text:p>
          </table:table-cell>
          <table:table-cell office:value-type="float" office:value="40">
            <text:p>40</text:p>
          </table:table-cell>
          <table:table-cell table:number-columns-repeated="1015"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c</text:p>
          </table:table-cell>
          <table:table-cell office:value-type="string">
            <text:p>stedc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stedc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divided and conquer</text:p>
          </table:table-cell>
          <table:table-cell office:value-type="float" office:value="41">
            <text:p>41</text:p>
          </table:table-cell>
          <table:table-cell table:number-columns-repeated="1015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z</text:p>
          </table:table-cell>
          <table:table-cell office:value-type="string">
            <text:p>stedc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stedc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divided and conquer</text:p>
          </table:table-cell>
          <table:table-cell office:value-type="float" office:value="42">
            <text:p>42</text:p>
          </table:table-cell>
          <table:table-cell table:number-columns-repeated="1015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s</text:p>
          </table:table-cell>
          <table:table-cell office:value-type="string">
            <text:p>stegr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stegr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relatively robust representation</text:p>
          </table:table-cell>
          <table:table-cell office:value-type="float" office:value="43">
            <text:p>43</text:p>
          </table:table-cell>
          <table:table-cell table:number-columns-repeated="1015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d</text:p>
          </table:table-cell>
          <table:table-cell office:value-type="string">
            <text:p>stegr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stegr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relatively robust representation</text:p>
          </table:table-cell>
          <table:table-cell office:value-type="float" office:value="44">
            <text:p>44</text:p>
          </table:table-cell>
          <table:table-cell table:number-columns-repeated="1015"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c</text:p>
          </table:table-cell>
          <table:table-cell office:value-type="string">
            <text:p>stegr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stegr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relatively robust representation</text:p>
          </table:table-cell>
          <table:table-cell office:value-type="float" office:value="45">
            <text:p>45</text:p>
          </table:table-cell>
          <table:table-cell table:number-columns-repeated="1015"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z</text:p>
          </table:table-cell>
          <table:table-cell office:value-type="string">
            <text:p>stegr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stegr.f</text:p>
          </table:table-cell>
          <table:table-cell office:value-type="float" office:value="6">
            <text:p>6</text:p>
          </table:table-cell>
          <table:table-cell office:value-type="string">
            <text:p>symmetric tridiagonal eigensolver, using relatively robust representation</text:p>
          </table:table-cell>
          <table:table-cell office:value-type="float" office:value="46">
            <text:p>46</text:p>
          </table:table-cell>
          <table:table-cell table:number-columns-repeated="1015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s</text:p>
          </table:table-cell>
          <table:table-cell office:value-type="string">
            <text:p>stebz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stebz.f</text:p>
          </table:table-cell>
          <table:table-cell office:value-type="float" office:value="6">
            <text:p>6</text:p>
          </table:table-cell>
          <table:table-cell office:value-type="string">
            <text:p>eigenvalues using bisection</text:p>
          </table:table-cell>
          <table:table-cell office:value-type="float" office:value="47">
            <text:p>47</text:p>
          </table:table-cell>
          <table:table-cell table:number-columns-repeated="1015"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d</text:p>
          </table:table-cell>
          <table:table-cell office:value-type="string">
            <text:p>stebz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stebz.f</text:p>
          </table:table-cell>
          <table:table-cell office:value-type="float" office:value="6">
            <text:p>6</text:p>
          </table:table-cell>
          <table:table-cell office:value-type="string">
            <text:p>eigenvalues using bisection</text:p>
          </table:table-cell>
          <table:table-cell office:value-type="float" office:value="48">
            <text:p>48</text:p>
          </table:table-cell>
          <table:table-cell table:number-columns-repeated="1015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s</text:p>
          </table:table-cell>
          <table:table-cell office:value-type="string">
            <text:p>stein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single/sstein.f</text:p>
          </table:table-cell>
          <table:table-cell office:value-type="float" office:value="6">
            <text:p>6</text:p>
          </table:table-cell>
          <table:table-cell office:value-type="string">
            <text:p>eigenvectors using inverse iteration</text:p>
          </table:table-cell>
          <table:table-cell office:value-type="float" office:value="49">
            <text:p>49</text:p>
          </table:table-cell>
          <table:table-cell table:number-columns-repeated="1015"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d</text:p>
          </table:table-cell>
          <table:table-cell office:value-type="string">
            <text:p>stein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double/dstein.f</text:p>
          </table:table-cell>
          <table:table-cell office:value-type="float" office:value="6">
            <text:p>6</text:p>
          </table:table-cell>
          <table:table-cell office:value-type="string">
            <text:p>eigenvectors using inverse iteration</text:p>
          </table:table-cell>
          <table:table-cell office:value-type="float" office:value="50">
            <text:p>50</text:p>
          </table:table-cell>
          <table:table-cell table:number-columns-repeated="1015"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c</text:p>
          </table:table-cell>
          <table:table-cell office:value-type="string">
            <text:p>stein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complex/cstein.f</text:p>
          </table:table-cell>
          <table:table-cell office:value-type="float" office:value="6">
            <text:p>6</text:p>
          </table:table-cell>
          <table:table-cell office:value-type="string">
            <text:p>eigenvectors using inverse iteration</text:p>
          </table:table-cell>
          <table:table-cell office:value-type="float" office:value="51">
            <text:p>51</text:p>
          </table:table-cell>
          <table:table-cell table:number-columns-repeated="1015"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z</text:p>
          </table:table-cell>
          <table:table-cell office:value-type="string">
            <text:p>stein</text:p>
          </table:table-cell>
          <table:table-cell office:value-type="string">
            <text:p>symmetric</text:p>
          </table:table-cell>
          <table:table-cell office:value-type="string">
            <text:p>tridiagonal</text:p>
          </table:table-cell>
          <table:table-cell office:value-type="string">
            <text:p>http://www.netlib.org/lapack/complex16/zstein.f</text:p>
          </table:table-cell>
          <table:table-cell office:value-type="float" office:value="6">
            <text:p>6</text:p>
          </table:table-cell>
          <table:table-cell office:value-type="string">
            <text:p>eigenvectors using inverse iteration</text:p>
          </table:table-cell>
          <table:table-cell office:value-type="float" office:value="52">
            <text:p>52</text:p>
          </table:table-cell>
          <table:table-cell table:number-columns-repeated="1015"/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s</text:p>
          </table:table-cell>
          <table:table-cell office:value-type="string">
            <text:p>disna</text:p>
          </table:table-cell>
          <table:table-cell office:value-type="string">
            <text:p>diagonal</text:p>
          </table:table-cell>
          <table:table-cell office:value-type="string">
            <text:p>full</text:p>
          </table:table-cell>
          <table:table-cell office:value-type="string">
            <text:p>http://www.netlib.org/lapack/single/sdisna.f</text:p>
          </table:table-cell>
          <table:table-cell office:value-type="float" office:value="6">
            <text:p>6</text:p>
          </table:table-cell>
          <table:table-cell table:style-name="ce3" office:value-type="string">
            <text:p>computes the reciprocal condition numbers for the eigenvectors</text:p>
          </table:table-cell>
          <table:table-cell office:value-type="float" office:value="53">
            <text:p>53</text:p>
          </table:table-cell>
          <table:table-cell table:number-columns-repeated="1015"/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d</text:p>
          </table:table-cell>
          <table:table-cell office:value-type="string">
            <text:p>disna</text:p>
          </table:table-cell>
          <table:table-cell office:value-type="string">
            <text:p>diagonal</text:p>
          </table:table-cell>
          <table:table-cell office:value-type="string">
            <text:p>full</text:p>
          </table:table-cell>
          <table:table-cell office:value-type="string">
            <text:p>http://www.netlib.org/lapack/double/ddisna.f</text:p>
          </table:table-cell>
          <table:table-cell office:value-type="float" office:value="6">
            <text:p>6</text:p>
          </table:table-cell>
          <table:table-cell table:style-name="ce3" office:value-type="string">
            <text:p>computes the reciprocal condition numbers for the eigenvectors</text:p>
          </table:table-cell>
          <table:table-cell office:value-type="float" office:value="54">
            <text:p>54</text:p>
          </table:table-cell>
          <table:table-cell table:number-columns-repeated="1015"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s</text:p>
          </table:table-cell>
          <table:table-cell office:value-type="string">
            <text:p>gehrd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hrd.f</text:p>
          </table:table-cell>
          <table:table-cell table:style-name="ce1"/>
          <table:table-cell office:value-type="string">
            <text:p>Hessenberg reduction</text:p>
          </table:table-cell>
          <table:table-cell office:value-type="float" office:value="55">
            <text:p>55</text:p>
          </table:table-cell>
          <table:table-cell table:number-columns-repeated="1015"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d</text:p>
          </table:table-cell>
          <table:table-cell office:value-type="string">
            <text:p>gehrd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hrd.f</text:p>
          </table:table-cell>
          <table:table-cell table:style-name="ce1"/>
          <table:table-cell office:value-type="string">
            <text:p>Hessenberg reduction</text:p>
          </table:table-cell>
          <table:table-cell office:value-type="float" office:value="56">
            <text:p>56</text:p>
          </table:table-cell>
          <table:table-cell table:number-columns-repeated="1015"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c</text:p>
          </table:table-cell>
          <table:table-cell office:value-type="string">
            <text:p>gehrd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hrd.f</text:p>
          </table:table-cell>
          <table:table-cell table:style-name="ce1"/>
          <table:table-cell office:value-type="string">
            <text:p>Hessenberg reduction</text:p>
          </table:table-cell>
          <table:table-cell office:value-type="float" office:value="57">
            <text:p>57</text:p>
          </table:table-cell>
          <table:table-cell table:number-columns-repeated="1015"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z</text:p>
          </table:table-cell>
          <table:table-cell office:value-type="string">
            <text:p>gehrd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hrd.f</text:p>
          </table:table-cell>
          <table:table-cell table:style-name="ce1"/>
          <table:table-cell office:value-type="string">
            <text:p>Hessenberg reduction</text:p>
          </table:table-cell>
          <table:table-cell office:value-type="float" office:value="58">
            <text:p>58</text:p>
          </table:table-cell>
          <table:table-cell table:number-columns-repeated="1015"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s</text:p>
          </table:table-cell>
          <table:table-cell office:value-type="string">
            <text:p>gebal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bal.f</text:p>
          </table:table-cell>
          <table:table-cell table:style-name="ce1"/>
          <table:table-cell office:value-type="string">
            <text:p>balance matrix</text:p>
          </table:table-cell>
          <table:table-cell office:value-type="float" office:value="59">
            <text:p>59</text:p>
          </table:table-cell>
          <table:table-cell table:number-columns-repeated="1015"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d</text:p>
          </table:table-cell>
          <table:table-cell office:value-type="string">
            <text:p>gebal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bal.f</text:p>
          </table:table-cell>
          <table:table-cell table:style-name="ce1"/>
          <table:table-cell office:value-type="string">
            <text:p>balance matrix</text:p>
          </table:table-cell>
          <table:table-cell office:value-type="float" office:value="60">
            <text:p>60</text:p>
          </table:table-cell>
          <table:table-cell table:number-columns-repeated="1015"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c</text:p>
          </table:table-cell>
          <table:table-cell office:value-type="string">
            <text:p>gebal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bal.f</text:p>
          </table:table-cell>
          <table:table-cell table:style-name="ce1"/>
          <table:table-cell office:value-type="string">
            <text:p>balance matrix</text:p>
          </table:table-cell>
          <table:table-cell office:value-type="float" office:value="61">
            <text:p>61</text:p>
          </table:table-cell>
          <table:table-cell table:number-columns-repeated="1015"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z</text:p>
          </table:table-cell>
          <table:table-cell office:value-type="string">
            <text:p>gebal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bal.f</text:p>
          </table:table-cell>
          <table:table-cell table:style-name="ce1"/>
          <table:table-cell office:value-type="string">
            <text:p>balance matrix</text:p>
          </table:table-cell>
          <table:table-cell office:value-type="float" office:value="62">
            <text:p>62</text:p>
          </table:table-cell>
          <table:table-cell table:number-columns-repeated="1015"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s</text:p>
          </table:table-cell>
          <table:table-cell office:value-type="string">
            <text:p>gebak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bak.f</text:p>
          </table:table-cell>
          <table:table-cell table:style-name="ce1" office:value-type="float" office:value="6">
            <text:p>6</text:p>
          </table:table-cell>
          <table:table-cell office:value-type="string">
            <text:p>back transforming</text:p>
          </table:table-cell>
          <table:table-cell office:value-type="float" office:value="63">
            <text:p>63</text:p>
          </table:table-cell>
          <table:table-cell table:number-columns-repeated="1015"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d</text:p>
          </table:table-cell>
          <table:table-cell office:value-type="string">
            <text:p>gebak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bak.f</text:p>
          </table:table-cell>
          <table:table-cell table:style-name="ce1" office:value-type="float" office:value="6">
            <text:p>6</text:p>
          </table:table-cell>
          <table:table-cell office:value-type="string">
            <text:p>back transforming</text:p>
          </table:table-cell>
          <table:table-cell office:value-type="float" office:value="64">
            <text:p>64</text:p>
          </table:table-cell>
          <table:table-cell table:number-columns-repeated="1015"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c</text:p>
          </table:table-cell>
          <table:table-cell office:value-type="string">
            <text:p>gebak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bak.f</text:p>
          </table:table-cell>
          <table:table-cell table:style-name="ce1" office:value-type="float" office:value="6">
            <text:p>6</text:p>
          </table:table-cell>
          <table:table-cell office:value-type="string">
            <text:p>back transforming</text:p>
          </table:table-cell>
          <table:table-cell office:value-type="float" office:value="65">
            <text:p>65</text:p>
          </table:table-cell>
          <table:table-cell table:number-columns-repeated="1015"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z</text:p>
          </table:table-cell>
          <table:table-cell office:value-type="string">
            <text:p>gebak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bak.f</text:p>
          </table:table-cell>
          <table:table-cell table:style-name="ce1" office:value-type="float" office:value="6">
            <text:p>6</text:p>
          </table:table-cell>
          <table:table-cell office:value-type="string">
            <text:p>back transforming</text:p>
          </table:table-cell>
          <table:table-cell office:value-type="float" office:value="66">
            <text:p>66</text:p>
          </table:table-cell>
          <table:table-cell table:number-columns-repeated="1015"/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s</text:p>
          </table:table-cell>
          <table:table-cell office:value-type="string">
            <text:p>orghr</text:p>
          </table:table-cell>
          <table:table-cell office:value-type="string">
            <text:p>orthogonal</text:p>
          </table:table-cell>
          <table:table-cell office:value-type="string">
            <text:p>full</text:p>
          </table:table-cell>
          <table:table-cell office:value-type="string">
            <text:p>http://www.netlib.org/lapack/single/sorghr.f</text:p>
          </table:table-cell>
          <table:table-cell table:style-name="ce1"/>
          <table:table-cell office:value-type="string">
            <text:p>generate matrix after -hrd</text:p>
          </table:table-cell>
          <table:table-cell office:value-type="float" office:value="67">
            <text:p>67</text:p>
          </table:table-cell>
          <table:table-cell table:number-columns-repeated="1015"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d</text:p>
          </table:table-cell>
          <table:table-cell office:value-type="string">
            <text:p>orghr</text:p>
          </table:table-cell>
          <table:table-cell office:value-type="string">
            <text:p>orthogonal</text:p>
          </table:table-cell>
          <table:table-cell office:value-type="string">
            <text:p>full</text:p>
          </table:table-cell>
          <table:table-cell office:value-type="string">
            <text:p>http://www.netlib.org/lapack/double/dorghr.f</text:p>
          </table:table-cell>
          <table:table-cell table:style-name="ce1"/>
          <table:table-cell office:value-type="string">
            <text:p>generate matrix after -hrd</text:p>
          </table:table-cell>
          <table:table-cell office:value-type="float" office:value="68">
            <text:p>68</text:p>
          </table:table-cell>
          <table:table-cell table:number-columns-repeated="1015"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c</text:p>
          </table:table-cell>
          <table:table-cell office:value-type="string">
            <text:p>unghr</text:p>
          </table:table-cell>
          <table:table-cell office:value-type="string">
            <text:p>unitary</text:p>
          </table:table-cell>
          <table:table-cell office:value-type="string">
            <text:p>full</text:p>
          </table:table-cell>
          <table:table-cell office:value-type="string">
            <text:p>http://www.netlib.org/lapack/complex/cunghr.f</text:p>
          </table:table-cell>
          <table:table-cell table:style-name="ce1"/>
          <table:table-cell office:value-type="string">
            <text:p>generate matrix after -hrd</text:p>
          </table:table-cell>
          <table:table-cell office:value-type="float" office:value="69">
            <text:p>69</text:p>
          </table:table-cell>
          <table:table-cell table:number-columns-repeated="1015"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z</text:p>
          </table:table-cell>
          <table:table-cell office:value-type="string">
            <text:p>unghr</text:p>
          </table:table-cell>
          <table:table-cell office:value-type="string">
            <text:p>unitary</text:p>
          </table:table-cell>
          <table:table-cell office:value-type="string">
            <text:p>full</text:p>
          </table:table-cell>
          <table:table-cell office:value-type="string">
            <text:p>http://www.netlib.org/lapack/complex16/zunghr.f</text:p>
          </table:table-cell>
          <table:table-cell table:style-name="ce1"/>
          <table:table-cell office:value-type="string">
            <text:p>generate matrix after -hrd</text:p>
          </table:table-cell>
          <table:table-cell office:value-type="float" office:value="70">
            <text:p>70</text:p>
          </table:table-cell>
          <table:table-cell table:number-columns-repeated="1015"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s</text:p>
          </table:table-cell>
          <table:table-cell office:value-type="string">
            <text:p>ormhr</text:p>
          </table:table-cell>
          <table:table-cell office:value-type="string">
            <text:p>orthogonal</text:p>
          </table:table-cell>
          <table:table-cell office:value-type="string">
            <text:p>full</text:p>
          </table:table-cell>
          <table:table-cell office:value-type="string">
            <text:p>http://www.netlib.org/lapack/single/sormhr.f</text:p>
          </table:table-cell>
          <table:table-cell table:style-name="ce1"/>
          <table:table-cell office:value-type="string">
            <text:p>multiply by matrix after -hrd</text:p>
          </table:table-cell>
          <table:table-cell office:value-type="float" office:value="71">
            <text:p>71</text:p>
          </table:table-cell>
          <table:table-cell table:number-columns-repeated="1015"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d</text:p>
          </table:table-cell>
          <table:table-cell office:value-type="string">
            <text:p>ormhr</text:p>
          </table:table-cell>
          <table:table-cell office:value-type="string">
            <text:p>orthogonal</text:p>
          </table:table-cell>
          <table:table-cell office:value-type="string">
            <text:p>full</text:p>
          </table:table-cell>
          <table:table-cell office:value-type="string">
            <text:p>http://www.netlib.org/lapack/double/dormhr.f</text:p>
          </table:table-cell>
          <table:table-cell table:style-name="ce1"/>
          <table:table-cell office:value-type="string">
            <text:p>multiply by matrix after -hrd</text:p>
          </table:table-cell>
          <table:table-cell office:value-type="float" office:value="72">
            <text:p>72</text:p>
          </table:table-cell>
          <table:table-cell table:number-columns-repeated="1015"/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c</text:p>
          </table:table-cell>
          <table:table-cell office:value-type="string">
            <text:p>unmhr</text:p>
          </table:table-cell>
          <table:table-cell office:value-type="string">
            <text:p>unitary</text:p>
          </table:table-cell>
          <table:table-cell office:value-type="string">
            <text:p>full</text:p>
          </table:table-cell>
          <table:table-cell office:value-type="string">
            <text:p>http://www.netlib.org/lapack/complex/cunmhr.f</text:p>
          </table:table-cell>
          <table:table-cell table:style-name="ce1"/>
          <table:table-cell office:value-type="string">
            <text:p>multiply by matrix after -hrd</text:p>
          </table:table-cell>
          <table:table-cell office:value-type="float" office:value="73">
            <text:p>73</text:p>
          </table:table-cell>
          <table:table-cell table:number-columns-repeated="1015"/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z</text:p>
          </table:table-cell>
          <table:table-cell office:value-type="string">
            <text:p>unmhr</text:p>
          </table:table-cell>
          <table:table-cell office:value-type="string">
            <text:p>unitary</text:p>
          </table:table-cell>
          <table:table-cell office:value-type="string">
            <text:p>full</text:p>
          </table:table-cell>
          <table:table-cell office:value-type="string">
            <text:p>http://www.netlib.org/lapack/complex16/zunmhr.f</text:p>
          </table:table-cell>
          <table:table-cell table:style-name="ce1"/>
          <table:table-cell office:value-type="string">
            <text:p>multiply by matrix after -hrd</text:p>
          </table:table-cell>
          <table:table-cell office:value-type="float" office:value="74">
            <text:p>74</text:p>
          </table:table-cell>
          <table:table-cell table:number-columns-repeated="1015"/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s</text:p>
          </table:table-cell>
          <table:table-cell office:value-type="string">
            <text:p>hseqr</text:p>
          </table:table-cell>
          <table:table-cell office:value-type="string">
            <text:p>upper Hessenberg</text:p>
          </table:table-cell>
          <table:table-cell office:value-type="string">
            <text:p>full</text:p>
          </table:table-cell>
          <table:table-cell office:value-type="string">
            <text:p>http://www.netlib.org/lapack/single/shseqr.f</text:p>
          </table:table-cell>
          <table:table-cell table:style-name="ce1"/>
          <table:table-cell office:value-type="string">
            <text:p>Schur factorization</text:p>
          </table:table-cell>
          <table:table-cell office:value-type="float" office:value="75">
            <text:p>75</text:p>
          </table:table-cell>
          <table:table-cell table:number-columns-repeated="1015"/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d</text:p>
          </table:table-cell>
          <table:table-cell office:value-type="string">
            <text:p>hseqr</text:p>
          </table:table-cell>
          <table:table-cell office:value-type="string">
            <text:p>upper Hessenberg</text:p>
          </table:table-cell>
          <table:table-cell office:value-type="string">
            <text:p>full</text:p>
          </table:table-cell>
          <table:table-cell office:value-type="string">
            <text:p>http://www.netlib.org/lapack/double/dhseqr.f</text:p>
          </table:table-cell>
          <table:table-cell table:style-name="ce1"/>
          <table:table-cell office:value-type="string">
            <text:p>Schur factorization</text:p>
          </table:table-cell>
          <table:table-cell office:value-type="float" office:value="76">
            <text:p>76</text:p>
          </table:table-cell>
          <table:table-cell table:number-columns-repeated="1015"/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c</text:p>
          </table:table-cell>
          <table:table-cell office:value-type="string">
            <text:p>hseqr</text:p>
          </table:table-cell>
          <table:table-cell office:value-type="string">
            <text:p>upper Hessenberg</text:p>
          </table:table-cell>
          <table:table-cell office:value-type="string">
            <text:p>full</text:p>
          </table:table-cell>
          <table:table-cell office:value-type="string">
            <text:p>http://www.netlib.org/lapack/complex/chseqr.f</text:p>
          </table:table-cell>
          <table:table-cell table:style-name="ce1"/>
          <table:table-cell office:value-type="string">
            <text:p>Schur factorization</text:p>
          </table:table-cell>
          <table:table-cell office:value-type="float" office:value="77">
            <text:p>77</text:p>
          </table:table-cell>
          <table:table-cell table:number-columns-repeated="1015"/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z</text:p>
          </table:table-cell>
          <table:table-cell office:value-type="string">
            <text:p>hseqr</text:p>
          </table:table-cell>
          <table:table-cell office:value-type="string">
            <text:p>upper Hessenberg</text:p>
          </table:table-cell>
          <table:table-cell office:value-type="string">
            <text:p>full</text:p>
          </table:table-cell>
          <table:table-cell office:value-type="string">
            <text:p>http://www.netlib.org/lapack/complex16/zhseqr.f</text:p>
          </table:table-cell>
          <table:table-cell table:style-name="ce1"/>
          <table:table-cell office:value-type="string">
            <text:p>Schur factorization</text:p>
          </table:table-cell>
          <table:table-cell office:value-type="float" office:value="78">
            <text:p>78</text:p>
          </table:table-cell>
          <table:table-cell table:number-columns-repeated="1015"/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s</text:p>
          </table:table-cell>
          <table:table-cell office:value-type="string">
            <text:p>hsein</text:p>
          </table:table-cell>
          <table:table-cell office:value-type="string">
            <text:p>upper Hessenberg</text:p>
          </table:table-cell>
          <table:table-cell office:value-type="string">
            <text:p>full</text:p>
          </table:table-cell>
          <table:table-cell office:value-type="string">
            <text:p>http://www.netlib.org/lapack/single/shsein.f</text:p>
          </table:table-cell>
          <table:table-cell table:style-name="ce1"/>
          <table:table-cell office:value-type="string">
            <text:p>eigenvectors using inverse iteration</text:p>
          </table:table-cell>
          <table:table-cell office:value-type="float" office:value="79">
            <text:p>79</text:p>
          </table:table-cell>
          <table:table-cell table:number-columns-repeated="1015"/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d</text:p>
          </table:table-cell>
          <table:table-cell office:value-type="string">
            <text:p>hsein</text:p>
          </table:table-cell>
          <table:table-cell office:value-type="string">
            <text:p>upper Hessenberg</text:p>
          </table:table-cell>
          <table:table-cell office:value-type="string">
            <text:p>full</text:p>
          </table:table-cell>
          <table:table-cell office:value-type="string">
            <text:p>http://www.netlib.org/lapack/double/dhsein.f</text:p>
          </table:table-cell>
          <table:table-cell table:style-name="ce1"/>
          <table:table-cell office:value-type="string">
            <text:p>eigenvectors using inverse iteration</text:p>
          </table:table-cell>
          <table:table-cell office:value-type="float" office:value="80">
            <text:p>80</text:p>
          </table:table-cell>
          <table:table-cell table:number-columns-repeated="1015"/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c</text:p>
          </table:table-cell>
          <table:table-cell office:value-type="string">
            <text:p>hsein</text:p>
          </table:table-cell>
          <table:table-cell office:value-type="string">
            <text:p>upper Hessenberg</text:p>
          </table:table-cell>
          <table:table-cell office:value-type="string">
            <text:p>full</text:p>
          </table:table-cell>
          <table:table-cell office:value-type="string">
            <text:p>http://www.netlib.org/lapack/complex/chsein.f</text:p>
          </table:table-cell>
          <table:table-cell table:style-name="ce1"/>
          <table:table-cell office:value-type="string">
            <text:p>eigenvectors using inverse iteration</text:p>
          </table:table-cell>
          <table:table-cell office:value-type="float" office:value="81">
            <text:p>81</text:p>
          </table:table-cell>
          <table:table-cell table:number-columns-repeated="1015"/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z</text:p>
          </table:table-cell>
          <table:table-cell office:value-type="string">
            <text:p>hsein</text:p>
          </table:table-cell>
          <table:table-cell office:value-type="string">
            <text:p>upper Hessenberg</text:p>
          </table:table-cell>
          <table:table-cell office:value-type="string">
            <text:p>full</text:p>
          </table:table-cell>
          <table:table-cell office:value-type="string">
            <text:p>http://www.netlib.org/lapack/complex16/zhsein.f</text:p>
          </table:table-cell>
          <table:table-cell table:style-name="ce1"/>
          <table:table-cell office:value-type="string">
            <text:p>eigenvectors using inverse iteration</text:p>
          </table:table-cell>
          <table:table-cell office:value-type="float" office:value="82">
            <text:p>82</text:p>
          </table:table-cell>
          <table:table-cell table:number-columns-repeated="1015"/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s</text:p>
          </table:table-cell>
          <table:table-cell office:value-type="string">
            <text:p>trevc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single/strevc.f</text:p>
          </table:table-cell>
          <table:table-cell table:style-name="ce1"/>
          <table:table-cell office:value-type="string">
            <text:p>eigenvectors</text:p>
          </table:table-cell>
          <table:table-cell office:value-type="float" office:value="83">
            <text:p>83</text:p>
          </table:table-cell>
          <table:table-cell table:number-columns-repeated="1015"/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d</text:p>
          </table:table-cell>
          <table:table-cell office:value-type="string">
            <text:p>trevc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double/dtrevc.f</text:p>
          </table:table-cell>
          <table:table-cell table:style-name="ce1"/>
          <table:table-cell office:value-type="string">
            <text:p>eigenvectors</text:p>
          </table:table-cell>
          <table:table-cell office:value-type="float" office:value="84">
            <text:p>84</text:p>
          </table:table-cell>
          <table:table-cell table:number-columns-repeated="1015"/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c</text:p>
          </table:table-cell>
          <table:table-cell office:value-type="string">
            <text:p>trevc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/ctrevc.f</text:p>
          </table:table-cell>
          <table:table-cell table:style-name="ce1"/>
          <table:table-cell office:value-type="string">
            <text:p>eigenvectors</text:p>
          </table:table-cell>
          <table:table-cell office:value-type="float" office:value="85">
            <text:p>85</text:p>
          </table:table-cell>
          <table:table-cell table:number-columns-repeated="1015"/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z</text:p>
          </table:table-cell>
          <table:table-cell office:value-type="string">
            <text:p>trevc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16/ztrevc.f</text:p>
          </table:table-cell>
          <table:table-cell table:style-name="ce1"/>
          <table:table-cell office:value-type="string">
            <text:p>eigenvectors</text:p>
          </table:table-cell>
          <table:table-cell office:value-type="float" office:value="86">
            <text:p>86</text:p>
          </table:table-cell>
          <table:table-cell table:number-columns-repeated="1015"/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s</text:p>
          </table:table-cell>
          <table:table-cell office:value-type="string">
            <text:p>trexc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single/strexc.f</text:p>
          </table:table-cell>
          <table:table-cell table:style-name="ce1"/>
          <table:table-cell office:value-type="string">
            <text:p>reorder Schur factorization</text:p>
          </table:table-cell>
          <table:table-cell office:value-type="float" office:value="87">
            <text:p>87</text:p>
          </table:table-cell>
          <table:table-cell table:number-columns-repeated="1015"/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d</text:p>
          </table:table-cell>
          <table:table-cell office:value-type="string">
            <text:p>trexc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double/dtrexc.f</text:p>
          </table:table-cell>
          <table:table-cell table:style-name="ce1"/>
          <table:table-cell office:value-type="string">
            <text:p>reorder Schur factorization</text:p>
          </table:table-cell>
          <table:table-cell office:value-type="float" office:value="88">
            <text:p>88</text:p>
          </table:table-cell>
          <table:table-cell table:number-columns-repeated="1015"/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c</text:p>
          </table:table-cell>
          <table:table-cell office:value-type="string">
            <text:p>trexc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/ctrexc.f</text:p>
          </table:table-cell>
          <table:table-cell table:style-name="ce1"/>
          <table:table-cell office:value-type="string">
            <text:p>reorder Schur factorization</text:p>
          </table:table-cell>
          <table:table-cell office:value-type="float" office:value="89">
            <text:p>89</text:p>
          </table:table-cell>
          <table:table-cell table:number-columns-repeated="1015"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z</text:p>
          </table:table-cell>
          <table:table-cell office:value-type="string">
            <text:p>trexc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16/ztrexc.f</text:p>
          </table:table-cell>
          <table:table-cell table:style-name="ce1"/>
          <table:table-cell office:value-type="string">
            <text:p>reorder Schur factorization</text:p>
          </table:table-cell>
          <table:table-cell office:value-type="float" office:value="90">
            <text:p>90</text:p>
          </table:table-cell>
          <table:table-cell table:number-columns-repeated="1015"/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s</text:p>
          </table:table-cell>
          <table:table-cell office:value-type="string">
            <text:p>trsyl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single/strsyl.f</text:p>
          </table:table-cell>
          <table:table-cell table:style-name="ce1"/>
          <table:table-cell office:value-type="string">
            <text:p>Sylvester equation</text:p>
          </table:table-cell>
          <table:table-cell office:value-type="float" office:value="91">
            <text:p>91</text:p>
          </table:table-cell>
          <table:table-cell table:number-columns-repeated="1015"/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d</text:p>
          </table:table-cell>
          <table:table-cell office:value-type="string">
            <text:p>trsyl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double/dtrsyl.f</text:p>
          </table:table-cell>
          <table:table-cell table:style-name="ce1"/>
          <table:table-cell office:value-type="string">
            <text:p>Sylvester equation</text:p>
          </table:table-cell>
          <table:table-cell office:value-type="float" office:value="92">
            <text:p>92</text:p>
          </table:table-cell>
          <table:table-cell table:number-columns-repeated="1015"/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c</text:p>
          </table:table-cell>
          <table:table-cell office:value-type="string">
            <text:p>trsyl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/ctrsyl.f</text:p>
          </table:table-cell>
          <table:table-cell table:style-name="ce1"/>
          <table:table-cell office:value-type="string">
            <text:p>Sylvester equation</text:p>
          </table:table-cell>
          <table:table-cell office:value-type="float" office:value="93">
            <text:p>93</text:p>
          </table:table-cell>
          <table:table-cell table:number-columns-repeated="1015"/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z</text:p>
          </table:table-cell>
          <table:table-cell office:value-type="string">
            <text:p>trsyl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16/ztrsyl.f</text:p>
          </table:table-cell>
          <table:table-cell table:style-name="ce1"/>
          <table:table-cell office:value-type="string">
            <text:p>Sylvester equation</text:p>
          </table:table-cell>
          <table:table-cell office:value-type="float" office:value="94">
            <text:p>94</text:p>
          </table:table-cell>
          <table:table-cell table:number-columns-repeated="1015"/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s</text:p>
          </table:table-cell>
          <table:table-cell office:value-type="string">
            <text:p>trsna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single/strsna.f</text:p>
          </table:table-cell>
          <table:table-cell table:style-name="ce1"/>
          <table:table-cell office:value-type="string">
            <text:p>condition numbers</text:p>
          </table:table-cell>
          <table:table-cell office:value-type="float" office:value="95">
            <text:p>95</text:p>
          </table:table-cell>
          <table:table-cell table:number-columns-repeated="1015"/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d</text:p>
          </table:table-cell>
          <table:table-cell office:value-type="string">
            <text:p>trsna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double/dtrsna.f</text:p>
          </table:table-cell>
          <table:table-cell table:style-name="ce1"/>
          <table:table-cell office:value-type="string">
            <text:p>condition numbers</text:p>
          </table:table-cell>
          <table:table-cell office:value-type="float" office:value="96">
            <text:p>96</text:p>
          </table:table-cell>
          <table:table-cell table:number-columns-repeated="1015"/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c</text:p>
          </table:table-cell>
          <table:table-cell office:value-type="string">
            <text:p>trsna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/ctrsna.f</text:p>
          </table:table-cell>
          <table:table-cell table:style-name="ce1"/>
          <table:table-cell office:value-type="string">
            <text:p>condition numbers</text:p>
          </table:table-cell>
          <table:table-cell office:value-type="float" office:value="97">
            <text:p>97</text:p>
          </table:table-cell>
          <table:table-cell table:number-columns-repeated="1015"/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z</text:p>
          </table:table-cell>
          <table:table-cell office:value-type="string">
            <text:p>trsna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16/ztrsna.f</text:p>
          </table:table-cell>
          <table:table-cell table:style-name="ce1"/>
          <table:table-cell office:value-type="string">
            <text:p>condition numbers</text:p>
          </table:table-cell>
          <table:table-cell office:value-type="float" office:value="98">
            <text:p>98</text:p>
          </table:table-cell>
          <table:table-cell table:number-columns-repeated="1015"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s</text:p>
          </table:table-cell>
          <table:table-cell office:value-type="string">
            <text:p>trsen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single/strsen.f</text:p>
          </table:table-cell>
          <table:table-cell table:style-name="ce1"/>
          <table:table-cell office:value-type="string">
            <text:p>condition numbers of eigenvalue cluster/subspace</text:p>
          </table:table-cell>
          <table:table-cell office:value-type="float" office:value="99">
            <text:p>99</text:p>
          </table:table-cell>
          <table:table-cell table:number-columns-repeated="1015"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d</text:p>
          </table:table-cell>
          <table:table-cell office:value-type="string">
            <text:p>trsen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double/dtrsen.f</text:p>
          </table:table-cell>
          <table:table-cell table:style-name="ce1"/>
          <table:table-cell office:value-type="string">
            <text:p>condition numbers of eigenvalue cluster/subspace</text:p>
          </table:table-cell>
          <table:table-cell office:value-type="float" office:value="100">
            <text:p>100</text:p>
          </table:table-cell>
          <table:table-cell table:number-columns-repeated="1015"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c</text:p>
          </table:table-cell>
          <table:table-cell office:value-type="string">
            <text:p>trsen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/ctrsen.f</text:p>
          </table:table-cell>
          <table:table-cell table:style-name="ce1"/>
          <table:table-cell office:value-type="string">
            <text:p>condition numbers of eigenvalue cluster/subspace</text:p>
          </table:table-cell>
          <table:table-cell office:value-type="float" office:value="101">
            <text:p>101</text:p>
          </table:table-cell>
          <table:table-cell table:number-columns-repeated="1015"/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z</text:p>
          </table:table-cell>
          <table:table-cell office:value-type="string">
            <text:p>trsen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16/ztrsen.f</text:p>
          </table:table-cell>
          <table:table-cell table:style-name="ce1"/>
          <table:table-cell office:value-type="string">
            <text:p>condition numbers of eigenvalue cluster/subspace</text:p>
          </table:table-cell>
          <table:table-cell office:value-type="float" office:value="102">
            <text:p>102</text:p>
          </table:table-cell>
          <table:table-cell table:number-columns-repeated="1015"/>
        </table:table-row>
        <table:table-row table:style-name="ro3">
          <table:table-cell office:value-type="float" office:value="103">
            <text:p>103</text:p>
          </table:table-cell>
          <table:table-cell office:value-type="string">
            <text:p>s</text:p>
          </table:table-cell>
          <table:table-cell office:value-type="string">
            <text:p>gebrd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brd.f</text:p>
          </table:table-cell>
          <table:table-cell table:style-name="ce1"/>
          <table:table-cell office:value-type="string">
            <text:p>reduce to bidiagonal form</text:p>
          </table:table-cell>
          <table:table-cell office:value-type="float" office:value="103">
            <text:p>103</text:p>
          </table:table-cell>
          <table:table-cell table:number-columns-repeated="1015"/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d</text:p>
          </table:table-cell>
          <table:table-cell office:value-type="string">
            <text:p>gebrd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brd.f</text:p>
          </table:table-cell>
          <table:table-cell table:style-name="ce1"/>
          <table:table-cell office:value-type="string">
            <text:p>reduce to bidiagonal form</text:p>
          </table:table-cell>
          <table:table-cell office:value-type="float" office:value="104">
            <text:p>104</text:p>
          </table:table-cell>
          <table:table-cell table:number-columns-repeated="1015"/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c</text:p>
          </table:table-cell>
          <table:table-cell office:value-type="string">
            <text:p>gebrd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brd.f</text:p>
          </table:table-cell>
          <table:table-cell table:style-name="ce1"/>
          <table:table-cell office:value-type="string">
            <text:p>reduce to bidiagonal form</text:p>
          </table:table-cell>
          <table:table-cell office:value-type="float" office:value="105">
            <text:p>105</text:p>
          </table:table-cell>
          <table:table-cell table:number-columns-repeated="1015"/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z</text:p>
          </table:table-cell>
          <table:table-cell office:value-type="string">
            <text:p>gebrd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brd.f</text:p>
          </table:table-cell>
          <table:table-cell table:style-name="ce1"/>
          <table:table-cell office:value-type="string">
            <text:p>reduce to bidiagonal form</text:p>
          </table:table-cell>
          <table:table-cell office:value-type="float" office:value="106">
            <text:p>106</text:p>
          </table:table-cell>
          <table:table-cell table:number-columns-repeated="1015"/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s</text:p>
          </table:table-cell>
          <table:table-cell office:value-type="string">
            <text:p>gbbrd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single/sgbbrd.f</text:p>
          </table:table-cell>
          <table:table-cell table:style-name="ce1"/>
          <table:table-cell office:value-type="string">
            <text:p>reduce to bidiagonal form</text:p>
          </table:table-cell>
          <table:table-cell office:value-type="float" office:value="107">
            <text:p>107</text:p>
          </table:table-cell>
          <table:table-cell table:number-columns-repeated="1015"/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d</text:p>
          </table:table-cell>
          <table:table-cell office:value-type="string">
            <text:p>gbbrd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double/dgbbrd.f</text:p>
          </table:table-cell>
          <table:table-cell table:style-name="ce1"/>
          <table:table-cell office:value-type="string">
            <text:p>reduce to bidiagonal form</text:p>
          </table:table-cell>
          <table:table-cell office:value-type="float" office:value="108">
            <text:p>108</text:p>
          </table:table-cell>
          <table:table-cell table:number-columns-repeated="1015"/>
        </table:table-row>
        <table:table-row table:style-name="ro3">
          <table:table-cell office:value-type="float" office:value="109">
            <text:p>109</text:p>
          </table:table-cell>
          <table:table-cell office:value-type="string">
            <text:p>c</text:p>
          </table:table-cell>
          <table:table-cell office:value-type="string">
            <text:p>gbbrd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complex/cgbbrd.f</text:p>
          </table:table-cell>
          <table:table-cell table:style-name="ce1"/>
          <table:table-cell office:value-type="string">
            <text:p>reduce to bidiagonal form</text:p>
          </table:table-cell>
          <table:table-cell office:value-type="float" office:value="109">
            <text:p>109</text:p>
          </table:table-cell>
          <table:table-cell table:number-columns-repeated="1015"/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z</text:p>
          </table:table-cell>
          <table:table-cell office:value-type="string">
            <text:p>gbbrd</text:p>
          </table:table-cell>
          <table:table-cell office:value-type="string">
            <text:p>general</text:p>
          </table:table-cell>
          <table:table-cell office:value-type="string">
            <text:p>banded</text:p>
          </table:table-cell>
          <table:table-cell office:value-type="string">
            <text:p>http://www.netlib.org/lapack/complex16/zgbbrd.f</text:p>
          </table:table-cell>
          <table:table-cell table:style-name="ce1"/>
          <table:table-cell office:value-type="string">
            <text:p>reduce to bidiagonal form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s</text:p>
          </table:table-cell>
          <table:table-cell office:value-type="string">
            <text:p>orgbr</text:p>
          </table:table-cell>
          <table:table-cell office:value-type="string">
            <text:p>orthogonal</text:p>
          </table:table-cell>
          <table:table-cell office:value-type="string">
            <text:p>full</text:p>
          </table:table-cell>
          <table:table-cell office:value-type="string">
            <text:p>http://www.netlib.org/lapack/single/sorgbr.f</text:p>
          </table:table-cell>
          <table:table-cell table:style-name="ce1"/>
          <table:table-cell office:value-type="string">
            <text:p>generate matrix after -hrd</text:p>
          </table:table-cell>
          <table:table-cell office:value-type="float" office:value="111">
            <text:p>111</text:p>
          </table:table-cell>
          <table:table-cell table:number-columns-repeated="1015"/>
        </table:table-row>
        <table:table-row table:style-name="ro3">
          <table:table-cell office:value-type="float" office:value="112">
            <text:p>112</text:p>
          </table:table-cell>
          <table:table-cell office:value-type="string">
            <text:p>d</text:p>
          </table:table-cell>
          <table:table-cell office:value-type="string">
            <text:p>orgbr</text:p>
          </table:table-cell>
          <table:table-cell office:value-type="string">
            <text:p>orthogonal</text:p>
          </table:table-cell>
          <table:table-cell office:value-type="string">
            <text:p>full</text:p>
          </table:table-cell>
          <table:table-cell office:value-type="string">
            <text:p>http://www.netlib.org/lapack/double/dorgbr.f</text:p>
          </table:table-cell>
          <table:table-cell table:style-name="ce1"/>
          <table:table-cell office:value-type="string">
            <text:p>generate matrix after -hrd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c</text:p>
          </table:table-cell>
          <table:table-cell office:value-type="string">
            <text:p>ungbr</text:p>
          </table:table-cell>
          <table:table-cell office:value-type="string">
            <text:p>unitary</text:p>
          </table:table-cell>
          <table:table-cell office:value-type="string">
            <text:p>full</text:p>
          </table:table-cell>
          <table:table-cell office:value-type="string">
            <text:p>http://www.netlib.org/lapack/complex/cungbr.f</text:p>
          </table:table-cell>
          <table:table-cell table:style-name="ce1"/>
          <table:table-cell office:value-type="string">
            <text:p>generate matrix after -hrd</text:p>
          </table:table-cell>
          <table:table-cell office:value-type="float" office:value="113">
            <text:p>113</text:p>
          </table:table-cell>
          <table:table-cell table:number-columns-repeated="1015"/>
        </table:table-row>
        <table:table-row table:style-name="ro3">
          <table:table-cell office:value-type="float" office:value="114">
            <text:p>114</text:p>
          </table:table-cell>
          <table:table-cell office:value-type="string">
            <text:p>z</text:p>
          </table:table-cell>
          <table:table-cell office:value-type="string">
            <text:p>ungbr</text:p>
          </table:table-cell>
          <table:table-cell office:value-type="string">
            <text:p>unitary</text:p>
          </table:table-cell>
          <table:table-cell office:value-type="string">
            <text:p>full</text:p>
          </table:table-cell>
          <table:table-cell office:value-type="string">
            <text:p>http://www.netlib.org/lapack/complex16/zungbr.f</text:p>
          </table:table-cell>
          <table:table-cell table:style-name="ce1"/>
          <table:table-cell office:value-type="string">
            <text:p>generate matrix after -hrd</text:p>
          </table:table-cell>
          <table:table-cell office:value-type="float" office:value="114">
            <text:p>114</text:p>
          </table:table-cell>
          <table:table-cell table:number-columns-repeated="1015"/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s</text:p>
          </table:table-cell>
          <table:table-cell office:value-type="string">
            <text:p>ormbr</text:p>
          </table:table-cell>
          <table:table-cell office:value-type="string">
            <text:p>orthogonal</text:p>
          </table:table-cell>
          <table:table-cell office:value-type="string">
            <text:p>full</text:p>
          </table:table-cell>
          <table:table-cell office:value-type="string">
            <text:p>http://www.netlib.org/lapack/single/sormbr.f</text:p>
          </table:table-cell>
          <table:table-cell table:style-name="ce1"/>
          <table:table-cell office:value-type="string">
            <text:p>multiply by matrix after -hrd</text:p>
          </table:table-cell>
          <table:table-cell office:value-type="float" office:value="115">
            <text:p>115</text:p>
          </table:table-cell>
          <table:table-cell table:number-columns-repeated="1015"/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d</text:p>
          </table:table-cell>
          <table:table-cell office:value-type="string">
            <text:p>ormbr</text:p>
          </table:table-cell>
          <table:table-cell office:value-type="string">
            <text:p>orthogonal</text:p>
          </table:table-cell>
          <table:table-cell office:value-type="string">
            <text:p>full</text:p>
          </table:table-cell>
          <table:table-cell office:value-type="string">
            <text:p>http://www.netlib.org/lapack/double/dormbr.f</text:p>
          </table:table-cell>
          <table:table-cell table:style-name="ce1"/>
          <table:table-cell office:value-type="string">
            <text:p>multiply by matrix after -hrd</text:p>
          </table:table-cell>
          <table:table-cell office:value-type="float" office:value="116">
            <text:p>116</text:p>
          </table:table-cell>
          <table:table-cell table:number-columns-repeated="1015"/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c</text:p>
          </table:table-cell>
          <table:table-cell office:value-type="string">
            <text:p>unmbr</text:p>
          </table:table-cell>
          <table:table-cell office:value-type="string">
            <text:p>unitary</text:p>
          </table:table-cell>
          <table:table-cell office:value-type="string">
            <text:p>full</text:p>
          </table:table-cell>
          <table:table-cell office:value-type="string">
            <text:p>http://www.netlib.org/lapack/complex/cunmbr.f</text:p>
          </table:table-cell>
          <table:table-cell table:style-name="ce1"/>
          <table:table-cell office:value-type="string">
            <text:p>multiply by matrix after -hrd</text:p>
          </table:table-cell>
          <table:table-cell office:value-type="float" office:value="117">
            <text:p>117</text:p>
          </table:table-cell>
          <table:table-cell table:number-columns-repeated="1015"/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z</text:p>
          </table:table-cell>
          <table:table-cell office:value-type="string">
            <text:p>unmbr</text:p>
          </table:table-cell>
          <table:table-cell office:value-type="string">
            <text:p>unitary</text:p>
          </table:table-cell>
          <table:table-cell office:value-type="string">
            <text:p>full</text:p>
          </table:table-cell>
          <table:table-cell office:value-type="string">
            <text:p>http://www.netlib.org/lapack/complex16/zunmbr.f</text:p>
          </table:table-cell>
          <table:table-cell table:style-name="ce1"/>
          <table:table-cell office:value-type="string">
            <text:p>multiply by matrix after -hrd</text:p>
          </table:table-cell>
          <table:table-cell office:value-type="float" office:value="118">
            <text:p>118</text:p>
          </table:table-cell>
          <table:table-cell table:number-columns-repeated="1015"/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s</text:p>
          </table:table-cell>
          <table:table-cell office:value-type="string">
            <text:p>gghrd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ghrd.f</text:p>
          </table:table-cell>
          <table:table-cell table:style-name="ce1"/>
          <table:table-cell office:value-type="string">
            <text:p>generalized nonsymmetric eigenvalue, Hessenberg reduction</text:p>
          </table:table-cell>
          <table:table-cell office:value-type="float" office:value="119">
            <text:p>119</text:p>
          </table:table-cell>
          <table:table-cell table:number-columns-repeated="1015"/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d</text:p>
          </table:table-cell>
          <table:table-cell office:value-type="string">
            <text:p>gghrd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ghrd.f</text:p>
          </table:table-cell>
          <table:table-cell table:style-name="ce1"/>
          <table:table-cell office:value-type="string">
            <text:p>generalized nonsymmetric eigenvalue, Hessenberg reduction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c</text:p>
          </table:table-cell>
          <table:table-cell office:value-type="string">
            <text:p>gghrd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ghrd.f</text:p>
          </table:table-cell>
          <table:table-cell table:style-name="ce1"/>
          <table:table-cell office:value-type="string">
            <text:p>generalized nonsymmetric eigenvalue, Hessenberg reduction</text:p>
          </table:table-cell>
          <table:table-cell office:value-type="float" office:value="121">
            <text:p>121</text:p>
          </table:table-cell>
          <table:table-cell table:number-columns-repeated="1015"/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z</text:p>
          </table:table-cell>
          <table:table-cell office:value-type="string">
            <text:p>gghrd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ghrd.f</text:p>
          </table:table-cell>
          <table:table-cell table:style-name="ce1"/>
          <table:table-cell office:value-type="string">
            <text:p>generalized nonsymmetric eigenvalue, Hessenberg reduction</text:p>
          </table:table-cell>
          <table:table-cell office:value-type="float" office:value="122">
            <text:p>122</text:p>
          </table:table-cell>
          <table:table-cell table:number-columns-repeated="1015"/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s</text:p>
          </table:table-cell>
          <table:table-cell office:value-type="string">
            <text:p>ggbal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gbal.f</text:p>
          </table:table-cell>
          <table:table-cell table:style-name="ce1"/>
          <table:table-cell office:value-type="string">
            <text:p>generalized nonsymmetric eigenvalue, balance matrix</text:p>
          </table:table-cell>
          <table:table-cell office:value-type="float" office:value="123">
            <text:p>123</text:p>
          </table:table-cell>
          <table:table-cell table:number-columns-repeated="1015"/>
        </table:table-row>
        <table:table-row table:style-name="ro3">
          <table:table-cell office:value-type="float" office:value="124">
            <text:p>124</text:p>
          </table:table-cell>
          <table:table-cell office:value-type="string">
            <text:p>d</text:p>
          </table:table-cell>
          <table:table-cell office:value-type="string">
            <text:p>ggbal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gbal.f</text:p>
          </table:table-cell>
          <table:table-cell table:style-name="ce1"/>
          <table:table-cell office:value-type="string">
            <text:p>generalized nonsymmetric eigenvalue, balance matrix</text:p>
          </table:table-cell>
          <table:table-cell office:value-type="float" office:value="124">
            <text:p>124</text:p>
          </table:table-cell>
          <table:table-cell table:number-columns-repeated="1015"/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c</text:p>
          </table:table-cell>
          <table:table-cell office:value-type="string">
            <text:p>ggbal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gbal.f</text:p>
          </table:table-cell>
          <table:table-cell table:style-name="ce1"/>
          <table:table-cell office:value-type="string">
            <text:p>generalized nonsymmetric eigenvalue, balance matrix</text:p>
          </table:table-cell>
          <table:table-cell office:value-type="float" office:value="125">
            <text:p>125</text:p>
          </table:table-cell>
          <table:table-cell table:number-columns-repeated="1015"/>
        </table:table-row>
        <table:table-row table:style-name="ro3">
          <table:table-cell office:value-type="float" office:value="126">
            <text:p>126</text:p>
          </table:table-cell>
          <table:table-cell office:value-type="string">
            <text:p>z</text:p>
          </table:table-cell>
          <table:table-cell office:value-type="string">
            <text:p>ggbal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gbal.f</text:p>
          </table:table-cell>
          <table:table-cell table:style-name="ce1"/>
          <table:table-cell office:value-type="string">
            <text:p>generalized nonsymmetric eigenvalue, balance matrix</text:p>
          </table:table-cell>
          <table:table-cell office:value-type="float" office:value="126">
            <text:p>126</text:p>
          </table:table-cell>
          <table:table-cell table:number-columns-repeated="1015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s</text:p>
          </table:table-cell>
          <table:table-cell office:value-type="string">
            <text:p>ggbak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gbak.f</text:p>
          </table:table-cell>
          <table:table-cell table:style-name="ce1"/>
          <table:table-cell office:value-type="string">
            <text:p>generalized nonsymmetric eigenvalue, back transforming</text:p>
          </table:table-cell>
          <table:table-cell office:value-type="float" office:value="127">
            <text:p>127</text:p>
          </table:table-cell>
          <table:table-cell table:number-columns-repeated="1015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d</text:p>
          </table:table-cell>
          <table:table-cell office:value-type="string">
            <text:p>ggbak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gbak.f</text:p>
          </table:table-cell>
          <table:table-cell table:style-name="ce1"/>
          <table:table-cell office:value-type="string">
            <text:p>generalized nonsymmetric eigenvalue, back transforming</text:p>
          </table:table-cell>
          <table:table-cell office:value-type="float" office:value="128">
            <text:p>128</text:p>
          </table:table-cell>
          <table:table-cell table:number-columns-repeated="1015"/>
        </table:table-row>
        <table:table-row table:style-name="ro3">
          <table:table-cell office:value-type="float" office:value="129">
            <text:p>129</text:p>
          </table:table-cell>
          <table:table-cell office:value-type="string">
            <text:p>c</text:p>
          </table:table-cell>
          <table:table-cell office:value-type="string">
            <text:p>ggbak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gbak.f</text:p>
          </table:table-cell>
          <table:table-cell table:style-name="ce1"/>
          <table:table-cell office:value-type="string">
            <text:p>generalized nonsymmetric eigenvalue, back transforming</text:p>
          </table:table-cell>
          <table:table-cell office:value-type="float" office:value="129">
            <text:p>129</text:p>
          </table:table-cell>
          <table:table-cell table:number-columns-repeated="1015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z</text:p>
          </table:table-cell>
          <table:table-cell office:value-type="string">
            <text:p>ggbak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gbak.f</text:p>
          </table:table-cell>
          <table:table-cell table:style-name="ce1"/>
          <table:table-cell office:value-type="string">
            <text:p>generalized nonsymmetric eigenvalue, back transforming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s</text:p>
          </table:table-cell>
          <table:table-cell office:value-type="string">
            <text:p>hgeqz</text:p>
          </table:table-cell>
          <table:table-cell office:value-type="string">
            <text:p>upper Hessenberg</text:p>
          </table:table-cell>
          <table:table-cell office:value-type="string">
            <text:p>full</text:p>
          </table:table-cell>
          <table:table-cell office:value-type="string">
            <text:p>http://www.netlib.org/lapack/single/shgeqz.f</text:p>
          </table:table-cell>
          <table:table-cell table:style-name="ce1"/>
          <table:table-cell office:value-type="string">
            <text:p>generalized nonsymmetric eigenvalues</text:p>
          </table:table-cell>
          <table:table-cell office:value-type="float" office:value="131">
            <text:p>131</text:p>
          </table:table-cell>
          <table:table-cell table:number-columns-repeated="1015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d</text:p>
          </table:table-cell>
          <table:table-cell office:value-type="string">
            <text:p>hgeqz</text:p>
          </table:table-cell>
          <table:table-cell office:value-type="string">
            <text:p>upper Hessenberg</text:p>
          </table:table-cell>
          <table:table-cell office:value-type="string">
            <text:p>full</text:p>
          </table:table-cell>
          <table:table-cell office:value-type="string">
            <text:p>http://www.netlib.org/lapack/double/dhgeqz.f</text:p>
          </table:table-cell>
          <table:table-cell table:style-name="ce1"/>
          <table:table-cell office:value-type="string">
            <text:p>generalized nonsymmetric eigenvalues</text:p>
          </table:table-cell>
          <table:table-cell office:value-type="float" office:value="132">
            <text:p>132</text:p>
          </table:table-cell>
          <table:table-cell table:number-columns-repeated="1015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c</text:p>
          </table:table-cell>
          <table:table-cell office:value-type="string">
            <text:p>hgeqz</text:p>
          </table:table-cell>
          <table:table-cell office:value-type="string">
            <text:p>upper Hessenberg</text:p>
          </table:table-cell>
          <table:table-cell office:value-type="string">
            <text:p>full</text:p>
          </table:table-cell>
          <table:table-cell office:value-type="string">
            <text:p>http://www.netlib.org/lapack/complex/chgeqz.f</text:p>
          </table:table-cell>
          <table:table-cell table:style-name="ce1"/>
          <table:table-cell office:value-type="string">
            <text:p>generalized nonsymmetric eigenvalues</text:p>
          </table:table-cell>
          <table:table-cell office:value-type="float" office:value="133">
            <text:p>133</text:p>
          </table:table-cell>
          <table:table-cell table:number-columns-repeated="1015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z</text:p>
          </table:table-cell>
          <table:table-cell office:value-type="string">
            <text:p>hgeqz</text:p>
          </table:table-cell>
          <table:table-cell office:value-type="string">
            <text:p>upper Hessenberg</text:p>
          </table:table-cell>
          <table:table-cell office:value-type="string">
            <text:p>full</text:p>
          </table:table-cell>
          <table:table-cell office:value-type="string">
            <text:p>http://www.netlib.org/lapack/complex16/zhgeqz.f</text:p>
          </table:table-cell>
          <table:table-cell table:style-name="ce1"/>
          <table:table-cell office:value-type="string">
            <text:p>generalized nonsymmetric eigenvalue, eigenvalues</text:p>
          </table:table-cell>
          <table:table-cell office:value-type="float" office:value="134">
            <text:p>134</text:p>
          </table:table-cell>
          <table:table-cell table:number-columns-repeated="1015"/>
        </table:table-row>
        <table:table-row table:style-name="ro3">
          <table:table-cell office:value-type="float" office:value="135">
            <text:p>135</text:p>
          </table:table-cell>
          <table:table-cell office:value-type="string">
            <text:p>s</text:p>
          </table:table-cell>
          <table:table-cell office:value-type="string">
            <text:p>tgevc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single/stgevc.f</text:p>
          </table:table-cell>
          <table:table-cell table:style-name="ce1" office:value-type="string">
            <text:p><text:s/></text:p>
          </table:table-cell>
          <table:table-cell office:value-type="string">
            <text:p>generalized nonsymmetric eigenvalue, eigenvectors</text:p>
          </table:table-cell>
          <table:table-cell office:value-type="float" office:value="135">
            <text:p>135</text:p>
          </table:table-cell>
          <table:table-cell table:number-columns-repeated="1015"/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d</text:p>
          </table:table-cell>
          <table:table-cell office:value-type="string">
            <text:p>tgevc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double/dtgevc.f</text:p>
          </table:table-cell>
          <table:table-cell table:style-name="ce1" office:value-type="string">
            <text:p><text:s/></text:p>
          </table:table-cell>
          <table:table-cell office:value-type="string">
            <text:p>generalized nonsymmetric eigenvalue, eigenvectors</text:p>
          </table:table-cell>
          <table:table-cell office:value-type="float" office:value="136">
            <text:p>136</text:p>
          </table:table-cell>
          <table:table-cell table:number-columns-repeated="1015"/>
        </table:table-row>
        <table:table-row table:style-name="ro3">
          <table:table-cell office:value-type="float" office:value="137">
            <text:p>137</text:p>
          </table:table-cell>
          <table:table-cell office:value-type="string">
            <text:p>c</text:p>
          </table:table-cell>
          <table:table-cell office:value-type="string">
            <text:p>tgevc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/ctgevc.f</text:p>
          </table:table-cell>
          <table:table-cell table:style-name="ce1" office:value-type="string">
            <text:p><text:s/></text:p>
          </table:table-cell>
          <table:table-cell office:value-type="string">
            <text:p>generalized nonsymmetric eigenvalue, eigenvectors</text:p>
          </table:table-cell>
          <table:table-cell office:value-type="float" office:value="137">
            <text:p>137</text:p>
          </table:table-cell>
          <table:table-cell table:number-columns-repeated="1015"/>
        </table:table-row>
        <table:table-row table:style-name="ro3">
          <table:table-cell office:value-type="float" office:value="138">
            <text:p>138</text:p>
          </table:table-cell>
          <table:table-cell office:value-type="string">
            <text:p>z</text:p>
          </table:table-cell>
          <table:table-cell office:value-type="string">
            <text:p>tgevc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16/ztgevc.f</text:p>
          </table:table-cell>
          <table:table-cell table:style-name="ce1" office:value-type="string">
            <text:p><text:s/></text:p>
          </table:table-cell>
          <table:table-cell office:value-type="string">
            <text:p>generalized nonsymmetric eigenvalue, eigenvectors</text:p>
          </table:table-cell>
          <table:table-cell office:value-type="float" office:value="138">
            <text:p>138</text:p>
          </table:table-cell>
          <table:table-cell table:number-columns-repeated="1015"/>
        </table:table-row>
        <table:table-row table:style-name="ro3">
          <table:table-cell office:value-type="float" office:value="139">
            <text:p>139</text:p>
          </table:table-cell>
          <table:table-cell office:value-type="string">
            <text:p>s</text:p>
          </table:table-cell>
          <table:table-cell office:value-type="string">
            <text:p>tgexc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single/stgexc.f</text:p>
          </table:table-cell>
          <table:table-cell table:style-name="ce1"/>
          <table:table-cell office:value-type="string">
            <text:p>generalized nonsymmetric eigenvalue, reorder Schur factorization</text:p>
          </table:table-cell>
          <table:table-cell office:value-type="float" office:value="139">
            <text:p>139</text:p>
          </table:table-cell>
          <table:table-cell table:number-columns-repeated="1015"/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d</text:p>
          </table:table-cell>
          <table:table-cell office:value-type="string">
            <text:p>tgexc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double/dtgexc.f</text:p>
          </table:table-cell>
          <table:table-cell table:style-name="ce1"/>
          <table:table-cell office:value-type="string">
            <text:p>generalized nonsymmetric eigenvalue, reorder Schur factorization</text:p>
          </table:table-cell>
          <table:table-cell office:value-type="float" office:value="140">
            <text:p>140</text:p>
          </table:table-cell>
          <table:table-cell table:number-columns-repeated="1015"/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c</text:p>
          </table:table-cell>
          <table:table-cell office:value-type="string">
            <text:p>tgexc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/ctgexc.f</text:p>
          </table:table-cell>
          <table:table-cell table:style-name="ce1"/>
          <table:table-cell office:value-type="string">
            <text:p>generalized nonsymmetric eigenvalue, reorder Schur factorization</text:p>
          </table:table-cell>
          <table:table-cell office:value-type="float" office:value="141">
            <text:p>141</text:p>
          </table:table-cell>
          <table:table-cell table:number-columns-repeated="1015"/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z</text:p>
          </table:table-cell>
          <table:table-cell office:value-type="string">
            <text:p>tgexc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16/ztgexc.f</text:p>
          </table:table-cell>
          <table:table-cell table:style-name="ce1"/>
          <table:table-cell office:value-type="string">
            <text:p>generalized nonsymmetric eigenvalue, reorder Schur factorization</text:p>
          </table:table-cell>
          <table:table-cell office:value-type="float" office:value="142">
            <text:p>142</text:p>
          </table:table-cell>
          <table:table-cell table:number-columns-repeated="1015"/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s</text:p>
          </table:table-cell>
          <table:table-cell office:value-type="string">
            <text:p>tgsyl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single/stgsyl.f</text:p>
          </table:table-cell>
          <table:table-cell table:style-name="ce1"/>
          <table:table-cell office:value-type="string">
            <text:p>generalized nonsymmetric eigenvalue, Sylvester equation</text:p>
          </table:table-cell>
          <table:table-cell office:value-type="float" office:value="143">
            <text:p>143</text:p>
          </table:table-cell>
          <table:table-cell table:number-columns-repeated="1015"/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d</text:p>
          </table:table-cell>
          <table:table-cell office:value-type="string">
            <text:p>tgsyl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double/dtgsyl.f</text:p>
          </table:table-cell>
          <table:table-cell table:style-name="ce1"/>
          <table:table-cell office:value-type="string">
            <text:p>generalized nonsymmetric eigenvalue, Sylvester equation</text:p>
          </table:table-cell>
          <table:table-cell office:value-type="float" office:value="144">
            <text:p>144</text:p>
          </table:table-cell>
          <table:table-cell table:number-columns-repeated="1015"/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c</text:p>
          </table:table-cell>
          <table:table-cell office:value-type="string">
            <text:p>tgsyl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/ctgsyl.f</text:p>
          </table:table-cell>
          <table:table-cell table:style-name="ce1"/>
          <table:table-cell office:value-type="string">
            <text:p>generalized nonsymmetric eigenvalue, Sylvester equation</text:p>
          </table:table-cell>
          <table:table-cell office:value-type="float" office:value="145">
            <text:p>145</text:p>
          </table:table-cell>
          <table:table-cell table:number-columns-repeated="1015"/>
        </table:table-row>
        <table:table-row table:style-name="ro3">
          <table:table-cell office:value-type="float" office:value="146">
            <text:p>146</text:p>
          </table:table-cell>
          <table:table-cell office:value-type="string">
            <text:p>z</text:p>
          </table:table-cell>
          <table:table-cell office:value-type="string">
            <text:p>tgsyl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16/ztgsyl.f</text:p>
          </table:table-cell>
          <table:table-cell table:style-name="ce1"/>
          <table:table-cell office:value-type="string">
            <text:p>generalized nonsymmetric eigenvalue, Sylvester equation</text:p>
          </table:table-cell>
          <table:table-cell office:value-type="float" office:value="146">
            <text:p>146</text:p>
          </table:table-cell>
          <table:table-cell table:number-columns-repeated="1015"/>
        </table:table-row>
        <table:table-row table:style-name="ro3">
          <table:table-cell office:value-type="float" office:value="147">
            <text:p>147</text:p>
          </table:table-cell>
          <table:table-cell office:value-type="string">
            <text:p>s</text:p>
          </table:table-cell>
          <table:table-cell office:value-type="string">
            <text:p>tgsna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single/stgsna.f</text:p>
          </table:table-cell>
          <table:table-cell table:style-name="ce1"/>
          <table:table-cell office:value-type="string">
            <text:p>generalized nonsymmetric eigenvalue, condition numbers</text:p>
          </table:table-cell>
          <table:table-cell office:value-type="float" office:value="147">
            <text:p>147</text:p>
          </table:table-cell>
          <table:table-cell table:number-columns-repeated="1015"/>
        </table:table-row>
        <table:table-row table:style-name="ro3">
          <table:table-cell office:value-type="float" office:value="148">
            <text:p>148</text:p>
          </table:table-cell>
          <table:table-cell office:value-type="string">
            <text:p>d</text:p>
          </table:table-cell>
          <table:table-cell office:value-type="string">
            <text:p>tgsna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double/dtgsna.f</text:p>
          </table:table-cell>
          <table:table-cell table:style-name="ce1"/>
          <table:table-cell office:value-type="string">
            <text:p>generalized nonsymmetric eigenvalue, condition numbers</text:p>
          </table:table-cell>
          <table:table-cell office:value-type="float" office:value="148">
            <text:p>148</text:p>
          </table:table-cell>
          <table:table-cell table:number-columns-repeated="1015"/>
        </table:table-row>
        <table:table-row table:style-name="ro3">
          <table:table-cell office:value-type="float" office:value="149">
            <text:p>149</text:p>
          </table:table-cell>
          <table:table-cell office:value-type="string">
            <text:p>c</text:p>
          </table:table-cell>
          <table:table-cell office:value-type="string">
            <text:p>tgsna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/ctgsna.f</text:p>
          </table:table-cell>
          <table:table-cell table:style-name="ce1"/>
          <table:table-cell office:value-type="string">
            <text:p>generalized nonsymmetric eigenvalue, condition numbers</text:p>
          </table:table-cell>
          <table:table-cell office:value-type="float" office:value="149">
            <text:p>149</text:p>
          </table:table-cell>
          <table:table-cell table:number-columns-repeated="1015"/>
        </table:table-row>
        <table:table-row table:style-name="ro3">
          <table:table-cell office:value-type="float" office:value="150">
            <text:p>150</text:p>
          </table:table-cell>
          <table:table-cell office:value-type="string">
            <text:p>z</text:p>
          </table:table-cell>
          <table:table-cell office:value-type="string">
            <text:p>tgsna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16/ztgsna.f</text:p>
          </table:table-cell>
          <table:table-cell table:style-name="ce1"/>
          <table:table-cell office:value-type="string">
            <text:p>generalized nonsymmetric eigenvalue, condition numbers</text:p>
          </table:table-cell>
          <table:table-cell office:value-type="float" office:value="150">
            <text:p>150</text:p>
          </table:table-cell>
          <table:table-cell table:number-columns-repeated="1015"/>
        </table:table-row>
        <table:table-row table:style-name="ro3">
          <table:table-cell office:value-type="float" office:value="151">
            <text:p>151</text:p>
          </table:table-cell>
          <table:table-cell office:value-type="string">
            <text:p>s</text:p>
          </table:table-cell>
          <table:table-cell office:value-type="string">
            <text:p>tgsen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single/stgsen.f</text:p>
          </table:table-cell>
          <table:table-cell table:style-name="ce1"/>
          <table:table-cell office:value-type="string">
            <text:p>generalized nonsymmetric eigenvalue, condition numbers of eigenvalue cluster/subspace</text:p>
          </table:table-cell>
          <table:table-cell office:value-type="float" office:value="151">
            <text:p>151</text:p>
          </table:table-cell>
          <table:table-cell table:number-columns-repeated="1015"/>
        </table:table-row>
        <table:table-row table:style-name="ro3">
          <table:table-cell office:value-type="float" office:value="152">
            <text:p>152</text:p>
          </table:table-cell>
          <table:table-cell office:value-type="string">
            <text:p>s</text:p>
          </table:table-cell>
          <table:table-cell office:value-type="string">
            <text:p>tgsen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double/dtgsen.f</text:p>
          </table:table-cell>
          <table:table-cell table:style-name="ce1"/>
          <table:table-cell office:value-type="string">
            <text:p>generalized nonsymmetric eigenvalue, condition numbers of eigenvalue cluster/subspace</text:p>
          </table:table-cell>
          <table:table-cell office:value-type="float" office:value="152">
            <text:p>152</text:p>
          </table:table-cell>
          <table:table-cell table:number-columns-repeated="1015"/>
        </table:table-row>
        <table:table-row table:style-name="ro3">
          <table:table-cell office:value-type="float" office:value="153">
            <text:p>153</text:p>
          </table:table-cell>
          <table:table-cell office:value-type="string">
            <text:p>s</text:p>
          </table:table-cell>
          <table:table-cell office:value-type="string">
            <text:p>tgsen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/ctgsen.f</text:p>
          </table:table-cell>
          <table:table-cell table:style-name="ce1"/>
          <table:table-cell office:value-type="string">
            <text:p>generalized nonsymmetric eigenvalue, condition numbers of eigenvalue cluster/subspace</text:p>
          </table:table-cell>
          <table:table-cell office:value-type="float" office:value="153">
            <text:p>153</text:p>
          </table:table-cell>
          <table:table-cell table:number-columns-repeated="1015"/>
        </table:table-row>
        <table:table-row table:style-name="ro3">
          <table:table-cell office:value-type="float" office:value="154">
            <text:p>154</text:p>
          </table:table-cell>
          <table:table-cell office:value-type="string">
            <text:p>s</text:p>
          </table:table-cell>
          <table:table-cell office:value-type="string">
            <text:p>tgsen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16/ztgsen.f</text:p>
          </table:table-cell>
          <table:table-cell table:style-name="ce1"/>
          <table:table-cell office:value-type="string">
            <text:p>generalized nonsymmetric eigenvalue, condition numbers of eigenvalue cluster/subspace</text:p>
          </table:table-cell>
          <table:table-cell office:value-type="float" office:value="154">
            <text:p>154</text:p>
          </table:table-cell>
          <table:table-cell table:number-columns-repeated="1015"/>
        </table:table-row>
        <table:table-row table:style-name="ro3" table:number-rows-repeated="10484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5">08/25/2011</text:date>, <text:time>10:3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-Lin Bernstein</meta:initial-creator>
    <meta:creation-date>2011-03-25T13:04:15</meta:creation-date>
    <dc:date>2011-08-25T10:35:04</dc:date>
    <dc:creator>Sa-Lin Bernstein</dc:creator>
    <meta:editing-duration>PT01H35M20S</meta:editing-duration>
    <meta:editing-cycles>44</meta:editing-cycles>
    <meta:generator>OpenOffice.org/3.2$Unix OpenOffice.org_project/320m12$Build-9483</meta:generator>
    <meta:document-statistic meta:table-count="3" meta:cell-count="1294" meta:object-count="0"/>
  </office:meta>
</office:document-meta>
</file>